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Standard">
      <style:paragraph-properties fo:break-before="page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2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65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5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66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6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6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72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7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74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75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76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78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79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8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81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82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83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86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553cm" svg:height="1.448cm" draw:z-index="99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100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101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6">For fixed point iteration of operating point:</text:p>
      <text:p text:style-name="Standard"><draw:frame draw:style-name="fr1" draw:name="Object65" text:anchor-type="as-char" svg:width="13.234cm" svg:height="1.125cm" draw:z-index="31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15.169cm" svg:height="1.125cm" draw:z-index="102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17.896cm" svg:height="1.125cm" draw:z-index="103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10.1cm" svg:height="1.974cm" draw:z-index="104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10.49cm" svg:height="1.81cm" draw:z-index="105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82" text:anchor-type="as-char" svg:width="20.034cm" svg:height="1.102cm" draw:z-index="106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19.45cm" svg:height="1.102cm" draw:z-index="10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9.436cm" svg:height="1.102cm" draw:z-index="108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13.466cm" svg:height="1.351cm" draw:z-index="109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10.633cm" svg:height="1.931cm" draw:z-index="110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4.27cm" svg:height="1.106cm" draw:z-index="111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5">n</text:span>.</text:p>
      <text:p text:style-name="Standard"/>
      <text:p text:style-name="Standard">Check that, <draw:frame draw:style-name="fr1" draw:name="Object74" text:anchor-type="as-char" svg:width="3.651cm" svg:height="1.141cm" draw:z-index="112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18.969cm" svg:height="1.296cm" draw:z-index="18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16.972cm" svg:height="1.161cm" draw:z-index="36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13.102cm" svg:height="1.161cm" draw:z-index="43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10.142cm" svg:height="1.109cm" draw:z-index="44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7.435cm" svg:height="1.212cm" draw:z-index="45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14.958cm" svg:height="1.222cm" draw:z-index="46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8.25cm" svg:height="1.164cm" draw:z-index="52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Standard"/>
      <text:p text:style-name="Standard"/>
      <text:p text:style-name="Standard">Okay, one thing. w might be zero. What then, is <text:s/>dw/dbetSize?</text:p>
      <text:p text:style-name="Standard"><draw:frame draw:style-name="fr1" draw:name="Object118" text:anchor-type="as-char" svg:width="10.633cm" svg:height="1.931cm" draw:z-index="117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f(0) = 0, f''(0) = 0, f''(0) = 0</text:p>
      <text:p text:style-name="Standard"/>
      <text:p text:style-name="Standard">0/0 you gotta take the limit. L'Hopital's rule? Doesn't seem convenient enough. I'll approximate a limit.</text:p>
      <text:p text:style-name="Standard">try:</text:p>
      <text:p text:style-name="Standard"/>
      <text:p text:style-name="P6">We may have to switch to geometric (and full foldgain):</text:p>
      <text:p text:style-name="Standard"><draw:frame draw:style-name="fr2" draw:name="Object84" text:anchor-type="as-char" svg:y="-0.711cm" svg:width="10.587cm" svg:height="1.291cm" draw:z-index="16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13.552cm" svg:height="1.215cm" draw:z-index="48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12.922cm" svg:height="1.215cm" draw:z-index="49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7.676cm" svg:height="1.632cm" draw:z-index="50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8.435cm" svg:height="1.965cm" draw:z-index="51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8.814cm" svg:height="1.859cm" draw:z-index="53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11.074cm" svg:height="1.215cm" draw:z-index="54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14.026cm" svg:height="1.279cm" draw:z-index="55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18.613cm" svg:height="1.353cm" draw:z-index="60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><draw:frame draw:style-name="fr1" draw:name="Object93" text:anchor-type="as-char" svg:width="14.575cm" svg:height="1.353cm" draw:z-index="61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11.989cm" svg:height="1.162cm" draw:z-index="62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3.627cm" svg:height="1.201cm" draw:z-index="69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5.265cm" svg:height="1.134cm" draw:z-index="77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8.474cm" svg:height="1.245cm" draw:z-index="32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18.667cm" svg:height="1.402cm" draw:z-index="33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15.953cm" svg:height="1.305cm" draw:z-index="34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15.496cm" svg:height="1.305cm" draw:z-index="35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15.071cm" svg:height="1.309cm" draw:z-index="37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15.071cm" svg:height="1.309cm" draw:z-index="38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15.977cm" svg:height="1.305cm" draw:z-index="39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6.237cm" svg:height="1.028cm" draw:z-index="40"><draw:object xlink:href="./Object 90" xlink:type="simple" xlink:show="embed" xlink:actuate="onLoad"/><draw:image xlink:href="./ObjectReplacements/Object 90" xlink:type="simple" xlink:show="embed" xlink:actuate="onLoad"/></draw:frame> Where f' is df/dbetSize and f(x) = w<text:span text:style-name="T5">n</text:span></text:p>
      <text:p text:style-name="Standard">Then,</text:p>
      <text:p text:style-name="Standard"><draw:frame draw:style-name="fr1" draw:name="Object102" text:anchor-type="as-char" svg:width="6.216cm" svg:height="1.101cm" draw:z-index="41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12.679cm" svg:height="1.101cm" draw:z-index="42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9.476cm" svg:height="1.102cm" draw:z-index="47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11.367cm" svg:height="1.102cm" draw:z-index="56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8.791cm" svg:height="1.233cm" draw:z-index="57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15.822cm" svg:height="1.266cm" draw:z-index="14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14.355cm" svg:height="1.39cm" draw:z-index="17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13.778cm" svg:height="1.39cm" draw:z-index="2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113" text:anchor-type="as-char" svg:y="-1.289cm" svg:width="10.059cm" svg:height="1.988cm" draw:z-index="30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/>
      <text:p text:style-name="Standard"/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58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59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63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64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6">Okay. Here is a situation. Bluffing when valuable:</text:p>
      <text:p text:style-name="Standard"><draw:frame draw:style-name="fr1" draw:name="Object61" text:anchor-type="as-char" svg:width="4.96cm" svg:height="0.728cm" draw:z-index="19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20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7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7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8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9"/>
      <text:p text:style-name="P10">Pot committed stubbornness</text:p>
      <text:p text:style-name="P11"/>
      <text:p text:style-name="P11"><draw:frame draw:style-name="fr1" draw:name="Object25" text:anchor-type="as-char" svg:width="20.417cm" svg:height="0.704cm" draw:z-index="1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114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115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116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21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22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4.436cm" svg:height="1.148cm" draw:z-index="23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84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8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87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88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89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90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91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92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3" draw:name="Object33" text:anchor-type="as-char" svg:width="6.708cm" svg:height="1.706cm" draw:z-index="93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3" draw:name="Object34" text:anchor-type="as-char" svg:width="5.659cm" svg:height="1.702cm" draw:z-index="9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3" draw:name="Object35" text:anchor-type="as-char" svg:width="5.803cm" svg:height="1.702cm" draw:z-index="95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3" draw:name="Object36" text:anchor-type="as-char" svg:width="5.493cm" svg:height="1.702cm" draw:z-index="96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3" draw:name="Object38" text:anchor-type="as-char" svg:width="6.643cm" svg:height="1.715cm" draw:z-index="97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3" draw:name="Object39" text:anchor-type="as-char" svg:width="8.731cm" svg:height="1.732cm" draw:z-index="98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3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3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3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8">(2PCT – 1) = </text:span><text:span text:style-name="T9">wins</text:span><text:span text:style-name="T8"> – </text:span><text:span text:style-name="T9">losses</text:span></text:p>
      <text:p text:style-name="P17"><text:span text:style-name="T9">splits</text:span> = (PCT<text:span text:style-name="T9"> – win</text:span><text:span text:style-name="T10">s)×2</text:span></text:p>
      <text:p text:style-name="P18"/>
      <text:p text:style-name="P18">Special cases: WL = 0, (2<text:span text:style-name="T11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7-04-24T15:40:10</dc:date>
    <dc:language>en-US</dc:language>
    <meta:editing-cycles>121</meta:editing-cycles>
    <meta:editing-duration>P6DT20H1M29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18" meta:page-count="16" meta:paragraph-count="223" meta:word-count="866" meta:character-count="5008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B</math:mi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B+pot right) w^n + left(B - betSize right) left( 1- w^n right)
=
B - alreadyBet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 math:fontstyle="italic">B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i>B</math:mi>
            </math:mrow>
            <math:mo math:stretchy="false">−</math:mo>
            <math:mi math:fontstyle="italic">betSize</math:mi>
          </math:mrow>
          <math:mo math:stretchy="false">−</math:mo>
          <math:msup>
            <math:mi math:fontstyle="italic">B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row>
          <math:mi>B</math:mi>
          <math:mo math:stretchy="false">−</math:mo>
          <math:mi math:fontstyle="italic">alreadyBet</math:mi>
        </math:mrow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Bw^n+ pot cdot w^n + B - betSize - Bw^n + betSize cdot w^n 
=
B - alreadyBet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row>
            <math:mi math:fontstyle="italic">betSize</math:mi>
            <math:mo math:stretchy="false">−</math:mo>
            <math:mi math:fontstyle="italic">alreadyBet</math:mi>
          </math:mrow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alreadyBet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alreadyBet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f(w) +

left( pot + betSize right) f'(w) cdot { {dw} over {dbetSize} }
=
1 + k cdot left( 1 - pctWillCall left( 1 - w right) right)^{-2}
		cdot left[ pctWillCall' left( 1 - w right) right] cdot  left[ -{ {dw} over {dbetSize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alreadyBet - k over left( 1 - pctWillCall left( 1 - w_guess right) right)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row>
    </math:mrow>
    <math:annotation math:encoding="StarMath 5.0">left( 1+pot over B right)^{w^n} left(1 - betSize over B right)^ left( 1- w^n right)
=
1 - k over {B left( 1 - pctWillCall left( 1 - w right) right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" math:close=""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fenced>
    </math:mrow>
    <math:annotation math:encoding="StarMath 5.0">{w^n} log left( 1+pot  over B right) + left( 1- w^n right) log left(1 - betSize over B right) 
=
log left( 1 - k over  { B left(1 - pctWillCall left( 1 - w right)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n>1</math:mn>
            <math:mo math:stretchy="false">−</math:mo>
            <math:mfrac>
              <math:mi>k</math:mi>
              <math:mrow>
                <math:mi>B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frac>
            <math:mi math:fontstyle="italic">betSize</math:mi>
            <math:mi>B</math:mi>
          </math:mfrac>
        </math:mrow>
      </math:mfenced>
    </math:mrow>
    <math:annotation math:encoding="StarMath 5.0">{w^n} log left( {B+pot}over{B - betSize} right) =

log left( 1 - k over  {B left( 1 - pctWillCall left( 1 - w right) right) } right)
- log left(1 - betSize over B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i>B</math:mi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i>B</math:mi>
          <math:mo math:stretchy="false">−</math:mo>
          <math:mi math:fontstyle="italic">betSize</math:mi>
        </math:mrow>
      </math:mfrac>
    </math:mrow>
    <math:annotation math:encoding="StarMath 5.0">left( {B+pot}over{B - betSize} right) ^ {w^n} =

{
 B - k over  {1 - pctWillCall left( 1 - w right)  }
}
over { B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i>B</math:mi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B+pot}over{B - betSize} right)} left(
	{
	 B  - k over  {1 -  pctWillCall left( 1 - w right)  }
	}
	over { B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i>B</math:mi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B+pot}over{B - betSize} right)} left(
{
 B - k over  {1 - pctWillCall left( 1 - w right)  }
}
over { B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i>B</math:mi>
                  <math:mo math:stretchy="false">−</math:mo>
                  <math:mi>B</math:mi>
                </math:mrow>
                <math:mi math:fontstyle="italic">pctWillCall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over B right)^{f(w)} left(1 - betSize over B right)^ left( 1- f(w) right)
=
1 - k over left( B -  B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>B</math:mi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i>B</math:mi>
            </math:mrow>
          </math:mrow>
        </math:mfrac>
      </math:mfenced>
    </math:mrow>
    <math:annotation math:encoding="StarMath 5.0">{d over dbetSize}
	left lbrace
left( 1+pot over B right)^{f(w)} left(1 - betSize over B right)^ left( 1- f(w) right)
	right rbrace
=
{d over dbetSize}
	left lbrace k over {B pctWillCall left( 1 - w right) - B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row>
              <math:mi>B</math:mi>
              <math:msup>
                <math:mfenced math:open="" math:close="">
                  <math:mrow>
                    <math:mi math:fontstyle="italic">pctWillCall</math:mi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  <math:mo math:stretchy="false">−</math:mo>
                      <math:mn>1</math:mn>
                    </math:mrow>
                  </math:mrow>
                </math:mfenced>
                <math:mn>2</math:mn>
              </math:msup>
            </math:mrow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over B right)^{f(w)} left(1 - betSize over B  right)^ left( 1- f(w) right)
	right rbrace
= {-k over 
		{B left( pctWillCall left( 1 - w right) - 1 right)^2 }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row>
              <math:mi>B</math:mi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row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over B right)^{f(w)} left(1 - betSize over B right)^ left( 1- f(w) right)
	right rbrace
=  {
		{k pctWillCall' left( 1 - w right) }
		over
		{B left( 1 - pctWillCall left( 1 - w right) right)^2 }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B+pot}over{ B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>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C - C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B {dg over dbetSize}

=  {
		{k pctWillCall' left( 1 - w right) }
		over
		{ left( 1 - pctWillCall left( 1 - w right) right)^2 }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i>C</math:mi>
              <math:mo math:stretchy="false">−</math:mo>
              <math:mrow>
                <math:mi>C</math:mi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i>A</math:mi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cdot h 


=
left(

	 {
			{k pctWillCall' left( 1 - w right) }
			over
			left( 1 - pctWillCall left( 1 - w right) right)^2 }
	-
h times
			A
			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A
	right rbrace	
	{dw over dbetSize}
	
right]	
+

 left(
					

 C - C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i>C</math:mi>
            <math:mo math:stretchy="false">−</math:mo>
            <math:mrow>
              <math:mi>C</math:mi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


=
left(

	 {
	 		{ k over h }
			{ pctWillCall' left( 1 - w right) }
			over
			{ left( 1 - pctWillCall left( 1 - w right) right)^2 	}
	}
	-

	A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